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cbb" officeooo:paragraph-rsid="001bfcbb"/>
    </style:style>
    <style:style style:name="P2" style:family="paragraph" style:parent-style-name="Standard">
      <style:text-properties officeooo:rsid="001bfcbb" officeooo:paragraph-rsid="001d8dd3"/>
    </style:style>
    <style:style style:name="P3" style:family="paragraph" style:parent-style-name="Standard">
      <style:text-properties fo:font-weight="bold" officeooo:rsid="001bfcbb" officeooo:paragraph-rsid="001bfcbb" style:font-weight-asian="bold" style:font-weight-complex="bold"/>
    </style:style>
    <style:style style:name="P4" style:family="paragraph" style:parent-style-name="Standard">
      <style:text-properties fo:font-weight="bold" officeooo:rsid="001d8dd3" officeooo:paragraph-rsid="001d8dd3" style:font-weight-asian="bold" style:font-weight-complex="bold"/>
    </style:style>
    <style:style style:name="P5" style:family="paragraph" style:parent-style-name="Standard">
      <style:text-properties fo:font-weight="bold" officeooo:rsid="001f3a8c" officeooo:paragraph-rsid="001f3a8c" style:font-weight-asian="bold" style:font-weight-complex="bold"/>
    </style:style>
    <style:style style:name="P6" style:family="paragraph" style:parent-style-name="Standard">
      <style:text-properties fo:font-weight="normal" officeooo:rsid="001d8dd3" officeooo:paragraph-rsid="001d8dd3" style:font-weight-asian="normal" style:font-weight-complex="normal"/>
    </style:style>
    <style:style style:name="P7" style:family="paragraph" style:parent-style-name="Standard">
      <style:text-properties fo:font-weight="normal" officeooo:rsid="001d8dd3" officeooo:paragraph-rsid="001f3a8c" style:font-weight-asian="normal" style:font-weight-complex="normal"/>
    </style:style>
    <style:style style:name="P8" style:family="paragraph" style:parent-style-name="Standard">
      <style:text-properties fo:font-weight="normal" officeooo:rsid="001f3a8c" officeooo:paragraph-rsid="001f3a8c" style:font-weight-asian="normal" style:font-weight-complex="normal"/>
    </style:style>
    <style:style style:name="P9" style:family="paragraph" style:parent-style-name="Standard">
      <style:text-properties officeooo:rsid="001d8dd3" officeooo:paragraph-rsid="001d8dd3"/>
    </style:style>
    <style:style style:name="P10" style:family="paragraph" style:parent-style-name="Standard">
      <style:text-properties fo:font-weight="normal" officeooo:rsid="00212a1f" officeooo:paragraph-rsid="00212a1f" style:font-weight-asian="normal" style:font-weight-complex="normal"/>
    </style:style>
    <style:style style:name="P11" style:family="paragraph" style:parent-style-name="Standard">
      <style:text-properties fo:font-weight="normal" officeooo:rsid="00243244" officeooo:paragraph-rsid="00243244" style:font-weight-asian="normal" style:font-weight-complex="normal"/>
    </style:style>
    <style:style style:name="P12" style:family="paragraph" style:parent-style-name="Standard">
      <style:text-properties officeooo:rsid="00212a1f" officeooo:paragraph-rsid="00212a1f"/>
    </style:style>
    <style:style style:name="P13" style:family="paragraph" style:parent-style-name="Standard">
      <style:text-properties officeooo:rsid="001bfcbb" officeooo:paragraph-rsid="00212a1f"/>
    </style:style>
    <style:style style:name="P14" style:family="paragraph" style:parent-style-name="Standard">
      <style:text-properties fo:font-weight="bold" officeooo:rsid="001d8dd3" officeooo:paragraph-rsid="001d8dd3" style:font-weight-asian="bold" style:font-weight-complex="bold"/>
    </style:style>
    <style:style style:name="P15" style:family="paragraph" style:parent-style-name="Standard">
      <style:text-properties fo:font-weight="bold" officeooo:rsid="001f3a8c" officeooo:paragraph-rsid="001f3a8c" style:font-weight-asian="bold" style:font-weight-complex="bold"/>
    </style:style>
    <style:style style:name="P16" style:family="paragraph" style:parent-style-name="Standard">
      <style:text-properties fo:color="#000000" loext:opacity="100%" fo:font-weight="normal" officeooo:rsid="00243244" officeooo:paragraph-rsid="00243244" style:font-weight-asian="normal" style:font-weight-complex="normal"/>
    </style:style>
    <style:style style:name="T1" style:family="text">
      <style:text-properties officeooo:rsid="001d8dd3"/>
    </style:style>
    <style:style style:name="T2" style:family="text">
      <style:text-properties fo:font-weight="normal" officeooo:rsid="0021acce" style:font-weight-asian="normal" style:font-weight-complex="normal"/>
    </style:style>
    <style:style style:name="T3" style:family="text">
      <style:text-properties officeooo:rsid="001f3a8c"/>
    </style:style>
    <style:style style:name="T4" style:family="text">
      <style:text-properties officeooo:rsid="00212a1f"/>
    </style:style>
    <style:style style:name="T5" style:family="text">
      <style:text-properties officeooo:rsid="0021acce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0212a1f" style:font-weight-asian="bold" style:font-weight-complex="bold"/>
    </style:style>
    <style:style style:name="T9" style:family="text">
      <style:text-properties fo:color="#2a6099" loext:opacity="100%" fo:font-weight="bold" officeooo:rsid="00230862" style:font-weight-asian="bold" style:font-weight-complex="bold"/>
    </style:style>
    <style:style style:name="T10" style:family="text">
      <style:text-properties fo:color="#2a6099" loext:opacity="100%" fo:font-weight="bold" officeooo:rsid="002410ac" style:font-weight-asian="bold" style:font-weight-complex="bold"/>
    </style:style>
    <style:style style:name="T11" style:family="text">
      <style:text-properties fo:color="#2a6099" loext:opacity="100%" fo:font-weight="bold" officeooo:rsid="00243244" style:font-weight-asian="bold" style:font-weight-complex="bold"/>
    </style:style>
    <style:style style:name="T12" style:family="text">
      <style:text-properties fo:color="#2a6099" loext:opacity="100%" style:text-underline-style="solid" style:text-underline-width="auto" style:text-underline-color="font-color"/>
    </style:style>
    <style:style style:name="T13" style:family="text">
      <style:text-properties fo:color="#2a6099" loext:opacity="100%" officeooo:rsid="00243244"/>
    </style:style>
    <style:style style:name="T14" style:family="text">
      <style:text-properties fo:color="#ff8000" loext:opacity="100%"/>
    </style:style>
    <style:style style:name="T15" style:family="text">
      <style:text-properties fo:color="#ff8000" loext:opacity="100%" fo:font-weight="bold" officeooo:rsid="0021acce" style:font-weight-asian="bold" style:font-weight-complex="bold"/>
    </style:style>
    <style:style style:name="T16" style:family="text">
      <style:text-properties fo:color="#ff8000" loext:opacity="100%" fo:font-weight="bold" officeooo:rsid="002410ac" style:font-weight-asian="bold" style:font-weight-complex="bold"/>
    </style:style>
    <style:style style:name="T17" style:family="text">
      <style:text-properties fo:color="#ff8000" loext:opacity="100%" fo:font-weight="bold" officeooo:rsid="00243244" style:font-weight-asian="bold" style:font-weight-complex="bold"/>
    </style:style>
    <style:style style:name="T18" style:family="text">
      <style:text-properties fo:color="#ff8000" loext:opacity="100%" style:text-underline-style="solid" style:text-underline-width="auto" style:text-underline-color="font-color"/>
    </style:style>
    <style:style style:name="T19" style:family="text">
      <style:text-properties fo:color="#ff8000" loext:opacity="100%" officeooo:rsid="00243244"/>
    </style:style>
    <style:style style:name="T20" style:family="text">
      <style:text-properties fo:font-weight="bold" officeooo:rsid="0021acce" style:font-weight-asian="bold" style:font-weight-complex="bold"/>
    </style:style>
    <style:style style:name="T21" style:family="text">
      <style:text-properties fo:color="#00a933" loext:opacity="100%" fo:font-weight="bold" officeooo:rsid="0021acce" style:font-weight-asian="bold" style:font-weight-complex="bold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000000" loext:opacity="100%" fo:font-weight="normal" officeooo:rsid="00212a1f" style:font-weight-asian="normal" style:font-weight-complex="normal"/>
    </style:style>
    <style:style style:name="T24" style:family="text">
      <style:text-properties fo:color="#000000" loext:opacity="100%" fo:font-weight="normal" officeooo:rsid="00230862" style:font-weight-asian="normal" style:font-weight-complex="normal"/>
    </style:style>
    <style:style style:name="T25" style:family="text">
      <style:text-properties fo:color="#158466" loext:opacity="100%"/>
    </style:style>
    <style:style style:name="T26" style:family="text">
      <style:text-properties fo:color="#158466" loext:opacity="100%" fo:font-weight="bold" officeooo:rsid="002410ac" style:font-weight-asian="bold" style:font-weight-complex="bold"/>
    </style:style>
    <style:style style:name="T27" style:family="text">
      <style:text-properties fo:color="#158466" loext:opacity="100%" fo:font-weight="bold" officeooo:rsid="00243244" style:font-weight-asian="bold" style:font-weight-complex="bold"/>
    </style:style>
    <style:style style:name="T28" style:family="text">
      <style:text-properties fo:color="#158466" loext:opacity="100%" style:text-underline-style="solid" style:text-underline-width="auto" style:text-underline-color="font-color"/>
    </style:style>
    <style:style style:name="T29" style:family="text">
      <style:text-properties fo:color="#158466" loext:opacity="100%" officeooo:rsid="00243244"/>
    </style:style>
    <style:style style:name="T30" style:family="text">
      <style:text-properties officeooo:rsid="002410ac"/>
    </style:style>
    <style:style style:name="T31" style:family="text">
      <style:text-properties officeooo:rsid="00243244"/>
    </style:style>
    <style:style style:name="T32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al es la salida por pantalla de cada una de estas secuencias de asignaciones?</text:p>
      <text:p text:style-name="P3">Caso A:</text:p>
      <text:p text:style-name="P6">public class Caso_A{</text:p>
      <text:p text:style-name="P9"><text:tab/>public static void main (Stirng [] <text:span text:style-name="T30">a</text:span>rgs){</text:p>
      <text:p text:style-name="P1"><text:tab/><text:tab/>int a,b,c;</text:p>
      <text:p text:style-name="P1"><text:tab/><text:tab/>a=3;</text:p>
      <text:p text:style-name="P1"><text:tab/><text:tab/>b=4;</text:p>
      <text:p text:style-name="P1"><text:tab/><text:tab/>c=a+2*b;<text:tab/><text:tab/><text:tab/><text:tab/><text:span text:style-name="T4">(c= 3+2*4= 3+8= </text:span><text:span text:style-name="T23">11</text:span><text:span text:style-name="T4">)</text:span></text:p>
      <text:p text:style-name="P13"><text:tab/><text:tab/>c=c+b;<text:tab/><text:tab/><text:tab/><text:tab/><text:tab/><text:span text:style-name="T4">(c=11+4=</text:span><text:span text:style-name="T8">15</text:span><text:span text:style-name="T4">)</text:span> <text:s/></text:p>
      <text:p text:style-name="P1"><text:tab/><text:tab/>b=c-a;<text:tab/><text:tab/><text:tab/><text:tab/><text:tab/><text:span text:style-name="T5">(b=15-3=</text:span><text:span text:style-name="T15">12</text:span><text:span text:style-name="T5">)</text:span></text:p>
      <text:p text:style-name="P1"><text:tab/><text:tab/>a=b*c;<text:tab/><text:tab/><text:tab/><text:tab/><text:tab/><text:span text:style-name="T5">(a=12*15=</text:span><text:span text:style-name="T21">180</text:span><text:span text:style-name="T5">)</text:span></text:p>
      <text:p text:style-name="P1"><text:tab/><text:tab/>System.out.println(a+b+c);<text:tab/><text:tab/><text:span text:style-name="T5">(180+12+15= </text:span><text:span text:style-name="T20">207</text:span><text:span text:style-name="T5">)</text:span></text:p>
      <text:p text:style-name="P1"><text:tab/><text:span text:style-name="T1">}</text:span></text:p>
      <text:p text:style-name="P9">}</text:p>
      <text:p text:style-name="P4"/>
      <text:p text:style-name="P4">Solución:</text:p>
      <text:p text:style-name="P12"><text:span text:style-name="T31">L</text:span>a variable a vale <text:span text:style-name="T25">180</text:span>, la variable b vale<text:span text:style-name="T14"> 12 </text:span>y la variable c<text:span text:style-name="T6"> 15</text:span>, en pantalla nos da el valor <text:span text:style-name="T32">207</text:span>.</text:p>
      <text:p text:style-name="P12"/>
      <text:p text:style-name="P3">Caso B:</text:p>
      <text:p text:style-name="P9">public class Caso_B{</text:p>
      <text:p text:style-name="P2"><text:tab/><text:span text:style-name="T1">public static void main (Sting [] </text:span><text:span text:style-name="T30">a</text:span><text:span text:style-name="T1">rgs){</text:span></text:p>
      <text:p text:style-name="P2"><text:tab/><text:tab/>double x;</text:p>
      <text:p text:style-name="P1"><text:tab/><text:tab/>x=2.0;</text:p>
      <text:p text:style-name="P1"><text:tab/><text:tab/>x=Math.pow((x+x),2);<text:tab/><text:tab/><text:span text:style-name="T2"><draw:frame draw:style-name="fr1" draw:name="Objeto1" text:anchor-type="as-char" svg:y="-0.437cm" svg:width="3.471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tab/><text:tab/>x=Math.sqrt(x+Math.sqrt(x)+5);<text:tab/><text:span text:style-name="T24"><draw:frame draw:style-name="fr1" draw:name="Objeto2" text:anchor-type="as-char" svg:y="-0.457cm" svg:width="7.285cm" svg:height="0.579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tab/><text:tab/>System.out.println(x);<text:tab/><text:tab/><text:tab/> <text:span text:style-name="T7"><text:s/></text:span><text:span text:style-name="T22"><text:s/></text:span><text:span text:style-name="T24">(</text:span><text:span text:style-name="T9">5.0</text:span><text:span text:style-name="T24">)</text:span><text:tab/><text:tab/></text:p>
      <text:p text:style-name="P1"><text:tab/><text:span text:style-name="T1">}</text:span></text:p>
      <text:p text:style-name="P9">}</text:p>
      <text:p text:style-name="P4"/>
      <text:p text:style-name="P4">Solución:</text:p>
      <text:p text:style-name="P10"><text:span text:style-name="T31">E</text:span>l valor que aparece en pantalla es: <text:span text:style-name="T12">5.0</text:span></text:p>
      <text:p text:style-name="P10"><text:span text:style-name="T6"/></text:p>
      <text:p text:style-name="P3">Caso C:</text:p>
      <text:p text:style-name="P6">public class Caso_C{</text:p>
      <text:p text:style-name="P6"><text:tab/>public static void main (String [] <text:span text:style-name="T30">a</text:span>rgs){</text:p>
      <text:p text:style-name="P6"><text:tab/><text:tab/>int x,y;</text:p>
      <text:p text:style-name="P6"><text:tab/><text:tab/>boolean z;</text:p>
      <text:p text:style-name="P6"><text:tab/><text:tab/>x=5;</text:p>
      <text:p text:style-name="P6"><text:tab/><text:tab/>y=x-2;<text:tab/><text:tab/><text:tab/><text:span text:style-name="T30">(5-2=</text:span><text:span text:style-name="T10">3</text:span><text:span text:style-name="T30">)</text:span></text:p>
      <text:p text:style-name="P6"><text:tab/><text:tab/>x=y*y+1;<text:tab/><text:tab/><text:span text:style-name="T30">(3*3+1=</text:span><text:span text:style-name="T16">10</text:span><text:span text:style-name="T30">)</text:span></text:p>
      <text:p text:style-name="P6"><text:tab/><text:tab/>z=(x&gt;(y+5));<text:tab/><text:tab/><text:span text:style-name="T30">(10&gt;(3+5)=10&gt;8=</text:span><text:span text:style-name="T26"> true</text:span><text:span text:style-name="T30">)</text:span></text:p>
      <text:p text:style-name="P6"><text:tab/><text:tab/>System.out.println(“x vale “ + x + “ ,y vale “ + y + “ y z vale “ + z); <text:s text:c="7"/><text:span text:style-name="T30">(</text:span><text:span text:style-name="T10">3</text:span><text:span text:style-name="T30">, </text:span><text:span text:style-name="T16">10</text:span><text:span text:style-name="T30">, </text:span><text:span text:style-name="T26">true</text:span><text:span text:style-name="T30">)</text:span></text:p>
      <text:p text:style-name="P6"><text:tab/>}</text:p>
      <text:p text:style-name="P6">}</text:p>
      <text:p text:style-name="P4"/>
      <text:p text:style-name="P4">Solución:</text:p>
      <text:p text:style-name="P16">En la pantalla aparece: <text:span text:style-name="T32">x vale </text:span><text:span text:style-name="T18">10</text:span><text:span text:style-name="T32">, y vale </text:span><text:span text:style-name="T12">3</text:span><text:span text:style-name="T32"> y z vale </text:span><text:span text:style-name="T28">true</text:span></text:p>
      <text:p text:style-name="P6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Caso D:</text:p>
      <text:p text:style-name="P7">public class Caso_C{</text:p>
      <text:p text:style-name="P7"><text:tab/>public static void main (String [] <text:span text:style-name="T30">a</text:span>rgs){</text:p>
      <text:p text:style-name="P7"><text:tab/><text:tab/><text:span text:style-name="T3">int a,b;</text:span></text:p>
      <text:p text:style-name="P7"><text:tab/><text:tab/><text:span text:style-name="T3">a=10;</text:span></text:p>
      <text:p text:style-name="P7"><text:tab/><text:tab/><text:span text:style-name="T3">b=5;</text:span></text:p>
      <text:p text:style-name="P7"><text:tab/><text:tab/><text:span text:style-name="T3">a=b;<text:tab/><text:tab/><text:tab/><text:tab/><text:tab/></text:span><text:span text:style-name="T31">(</text:span><text:span text:style-name="T17">5</text:span><text:span text:style-name="T31">)</text:span></text:p>
      <text:p text:style-name="P7"><text:tab/><text:tab/><text:span text:style-name="T3">b=a;<text:tab/><text:tab/><text:tab/><text:tab/><text:tab/></text:span><text:span text:style-name="T31">(</text:span><text:span text:style-name="T27">5</text:span><text:span text:style-name="T31">)</text:span></text:p>
      <text:p text:style-name="P7"><text:tab/><text:tab/><text:span text:style-name="T3">System.out.println(a+b);<text:tab/><text:tab/></text:span><text:span text:style-name="T31">(</text:span><text:span text:style-name="T19">5</text:span><text:span text:style-name="T31">+</text:span><text:span text:style-name="T29">5</text:span><text:span text:style-name="T31">=</text:span><text:span text:style-name="T11">10</text:span><text:span text:style-name="T31">)</text:span></text:p>
      <text:p text:style-name="P7"><text:tab/><text:span text:style-name="T3">}</text:span></text:p>
      <text:p text:style-name="P8">}</text:p>
      <text:p text:style-name="P5"/>
      <text:p text:style-name="P5">Solución:</text:p>
      <text:p text:style-name="P11">El valor que aparece en pantalla es: <text:span text:style-name="T12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12:47:33.043000000</meta:creation-date>
    <dc:date>2022-12-06T11:55:02.504000000</dc:date>
    <meta:editing-duration>PT16M53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2" meta:page-count="2" meta:paragraph-count="55" meta:word-count="196" meta:character-count="1215" meta:non-whitespace-character-count="966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sup>
            <mrow>
              <mo fence="true" form="prefix" stretchy="false">(</mo>
              <mrow>
                <mrow>
                  <mn>2</mn>
                  <mo stretchy="false">+</mo>
                  <mn>2</mn>
                </mrow>
              </mrow>
              <mo fence="true" form="postfix" stretchy="false">)</mo>
            </mrow>
            <mn>2</mn>
          </msup>
          <mo stretchy="false">=</mo>
          <msup>
            <mn>4</mn>
            <mn>2</mn>
          </msup>
          <mo stretchy="false">=</mo>
          <mn>16.0</mn>
        </mrow>
      </mrow>
      <mo fence="true" form="postfix" stretchy="false">)</mo>
    </mrow>
    <annotation encoding="StarMath 5.0">((2+2)^2=4^2=16.0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qrt>
            <mrow>
              <mo fence="true" form="prefix" stretchy="false">(</mo>
              <mrow>
                <mrow>
                  <mn>16</mn>
                  <mo stretchy="false">+</mo>
                  <msqrt>
                    <mn>16</mn>
                  </msqrt>
                  <mo stretchy="false">+</mo>
                  <mn>5</mn>
                </mrow>
              </mrow>
              <mo fence="true" form="postfix" stretchy="false">)</mo>
            </mrow>
          </msqrt>
          <mo stretchy="false">=</mo>
          <msqrt>
            <mrow>
              <mo fence="true" form="prefix" stretchy="false">(</mo>
              <mrow>
                <mrow>
                  <mn>16</mn>
                  <mo stretchy="false">+</mo>
                  <mn>4</mn>
                  <mo stretchy="false">+</mo>
                  <mn>5</mn>
                </mrow>
              </mrow>
              <mo fence="true" form="postfix" stretchy="false">)</mo>
            </mrow>
          </msqrt>
          <mo stretchy="false">=</mo>
          <msqrt>
            <mn>25</mn>
          </msqrt>
          <mo stretchy="false">=</mo>
          <mn>5.0</mn>
        </mrow>
      </mrow>
      <mo fence="true" form="postfix" stretchy="false">)</mo>
    </mrow>
    <annotation encoding="StarMath 5.0">(sqrt(16+sqrt16+5)= sqrt(16+4+5)=sqrt25= 5.0)</annotation>
  </semantics>
</math>
</file>